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33% 58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18cm" svg:height="1.27cm" svg:x="8.747cm" svg:y="13.941cm">
          <text:p text:style-name="P1">Masked Multi-head</text:p>
          <text:p text:style-name="P1">Attention(<text:span text:style-name="T1">Y</text:span>)</text:p>
        </draw:rect>
        <draw:rect draw:style-name="gr1" draw:text-style-name="P1" xml:id="id2" draw:id="id2" draw:layer="layout" svg:width="4.318cm" svg:height="0.741cm" svg:x="8.747cm" svg:y="12.852cm">
          <text:p text:style-name="P1">Add &amp; Norm</text:p>
        </draw:rect>
        <draw:rect draw:style-name="gr1" draw:text-style-name="P1" xml:id="id3" draw:id="id3" draw:layer="layout" svg:width="4.318cm" svg:height="1.27cm" svg:x="8.747cm" svg:y="9.041cm">
          <text:p text:style-name="P1">Multi-head</text:p>
          <text:p text:style-name="P1">Attention(<text:span text:style-name="T1">X</text:span>, <text:span text:style-name="T1">Y</text:span>)</text:p>
        </draw:rect>
        <draw:rect draw:style-name="gr1" draw:text-style-name="P1" xml:id="id4" draw:id="id4" draw:layer="layout" svg:width="4.318cm" svg:height="0.741cm" svg:x="8.747cm" svg:y="7.952cm">
          <text:p text:style-name="P1">Add &amp; Norm</text:p>
        </draw:rect>
        <draw:circle draw:style-name="gr1" draw:text-style-name="P3" draw:layer="layout" svg:width="1.143cm" svg:height="1.143cm" svg:x="11.898cm" svg:y="10.879cm">
          <text:p text:style-name="P2"><text:span text:style-name="T2">U</text:span><text:span text:style-name="T3">V</text:span></text:p>
        </draw:circle>
        <draw:circle draw:style-name="gr1" draw:text-style-name="P3" xml:id="id12" draw:id="id12" draw:layer="layout" svg:width="1.143cm" svg:height="1.143cm" svg:x="9.9cm" svg:y="10.881cm">
          <text:p text:style-name="P2"><text:span text:style-name="T2">U</text:span><text:span text:style-name="T3">K</text:span></text:p>
        </draw:circle>
        <draw:circle draw:style-name="gr1" draw:text-style-name="P3" xml:id="id11" draw:id="id11" draw:layer="layout" svg:width="1.143cm" svg:height="1.143cm" svg:x="8.701cm" svg:y="10.882cm">
          <text:p text:style-name="P2"><text:span text:style-name="T2">U</text:span><text:span text:style-name="T3">Q</text:span></text:p>
        </draw:circle>
        <draw:connector draw:style-name="gr2" draw:text-style-name="P4" draw:layer="layout" draw:type="line" svg:x1="10.906cm" svg:y1="13.941cm" svg:x2="10.906cm" svg:y2="13.593cm" draw:start-shape="id1" draw:start-glue-point="0" draw:end-shape="id2" draw:end-glue-point="2" svg:d="M10906 13941v-348">
          <text:p/>
        </draw:connector>
        <draw:connector draw:style-name="gr2" draw:text-style-name="P4" draw:layer="layout" draw:type="line" svg:x1="10.906cm" svg:y1="9.041cm" svg:x2="10.906cm" svg:y2="8.693cm" draw:start-shape="id3" draw:start-glue-point="0" draw:end-shape="id4" draw:end-glue-point="2" svg:d="M10906 9041v-348">
          <text:p/>
        </draw:connector>
        <draw:circle draw:style-name="gr1" draw:text-style-name="P3" xml:id="id8" draw:id="id8" draw:layer="layout" svg:width="1.143cm" svg:height="1.143cm" svg:x="11.898cm" svg:y="15.779cm">
          <text:p text:style-name="P2"><text:span text:style-name="T4">W</text:span><text:span text:style-name="T3">V</text:span></text:p>
        </draw:circle>
        <draw:circle draw:style-name="gr1" draw:text-style-name="P3" xml:id="id7" draw:id="id7" draw:layer="layout" svg:width="1.143cm" svg:height="1.143cm" svg:x="9.9cm" svg:y="15.781cm">
          <text:p text:style-name="P2"><text:span text:style-name="T4">W</text:span><text:span text:style-name="T3">K</text:span></text:p>
        </draw:circle>
        <draw:circle draw:style-name="gr1" draw:text-style-name="P3" xml:id="id6" draw:id="id6" draw:layer="layout" svg:width="1.143cm" svg:height="1.143cm" svg:x="8.701cm" svg:y="15.782cm">
          <text:p text:style-name="P2"><text:span text:style-name="T5">W</text:span><text:span text:style-name="T3">Q</text:span></text:p>
        </draw:circle>
        <draw:rect draw:style-name="gr1" draw:text-style-name="P5" xml:id="id5" draw:id="id5" draw:layer="layout" svg:width="4.318cm" svg:height="0.741cm" svg:x="8.747cm" svg:y="17.553cm">
          <text:p text:style-name="P5"><text:span text:style-name="T1">Y</text:span></text:p>
        </draw:rect>
        <draw:connector draw:style-name="gr3" draw:text-style-name="P4" draw:layer="layout" draw:type="line" svg:x1="10.906cm" svg:y1="17.553cm" svg:x2="9.272cm" svg:y2="16.925cm" draw:start-shape="id5" draw:start-glue-point="0" draw:end-shape="id6" draw:end-glue-point="2" svg:d="M10906 17553l-1634-628">
          <text:p/>
        </draw:connector>
        <draw:connector draw:style-name="gr3" draw:text-style-name="P4" draw:layer="layout" draw:type="line" svg:x1="10.906cm" svg:y1="17.553cm" svg:x2="10.471cm" svg:y2="16.924cm" draw:start-shape="id5" draw:start-glue-point="0" draw:end-shape="id7" draw:end-glue-point="2" svg:d="M10906 17553l-435-629">
          <text:p/>
        </draw:connector>
        <draw:connector draw:style-name="gr3" draw:text-style-name="P4" draw:layer="layout" draw:type="line" svg:x1="10.906cm" svg:y1="17.553cm" svg:x2="12.469cm" svg:y2="16.922cm" draw:start-shape="id5" draw:start-glue-point="0" draw:end-shape="id8" draw:end-glue-point="2" svg:d="M10906 17553l1563-631">
          <text:p/>
        </draw:connector>
        <draw:line draw:style-name="gr3" draw:text-style-name="P4" draw:layer="layout" svg:x1="9.255cm" svg:y1="15.732cm" svg:x2="9.255cm" svg:y2="15.224cm">
          <text:p/>
        </draw:line>
        <draw:line draw:style-name="gr3" draw:text-style-name="P4" draw:layer="layout" svg:x1="10.455cm" svg:y1="15.733cm" svg:x2="10.455cm" svg:y2="15.225cm">
          <text:p/>
        </draw:line>
        <draw:line draw:style-name="gr3" draw:text-style-name="P4" draw:layer="layout" svg:x1="12.455cm" svg:y1="15.734cm" svg:x2="12.455cm" svg:y2="15.226cm">
          <text:p/>
        </draw:line>
        <draw:line draw:style-name="gr3" draw:text-style-name="P4" xml:id="id9" draw:id="id9" draw:layer="layout" svg:x1="12.455cm" svg:y1="12.838cm" svg:x2="12.455cm" svg:y2="12cm">
          <text:p/>
        </draw:line>
        <draw:connector draw:style-name="gr3" draw:text-style-name="P4" draw:layer="layout" draw:type="lines" svg:x1="13.065cm" svg:y1="17.923cm" svg:x2="13.065cm" svg:y2="13.222cm" draw:start-shape="id5" draw:start-glue-point="1" draw:end-shape="id2" draw:end-glue-point="1" svg:d="M13065 17923h501v-4701h-501">
          <text:p/>
        </draw:connector>
        <draw:line draw:style-name="gr3" draw:text-style-name="P4" draw:layer="layout" svg:x1="12.43cm" svg:y1="10.882cm" svg:x2="12.43cm" svg:y2="10.271cm">
          <text:p/>
        </draw:line>
        <draw:connector draw:style-name="gr3" draw:text-style-name="P4" draw:layer="layout" draw:type="lines" draw:line-skew="0.468cm" svg:x1="12.455cm" svg:y1="12.419cm" svg:x2="13.065cm" svg:y2="8.322cm" draw:start-shape="id9" draw:start-glue-point="1" draw:end-shape="id4" draw:end-glue-point="1" svg:d="M12455 12419h1118l-7-4097h-501">
          <text:p/>
        </draw:connector>
        <draw:circle draw:style-name="gr1" draw:text-style-name="P3" xml:id="id10" draw:id="id10" draw:layer="layout" svg:width="1.143cm" svg:height="1.143cm" svg:x="7.002cm" svg:y="9.815cm">
          <text:p text:style-name="P2"><text:span text:style-name="T2">T</text:span></text:p>
        </draw:circle>
        <draw:connector draw:style-name="gr3" draw:text-style-name="P4" draw:layer="layout" draw:type="lines" svg:x1="7.573cm" svg:y1="10.958cm" svg:x2="8.701cm" svg:y2="11.453cm" draw:start-shape="id10" draw:start-glue-point="2" draw:end-shape="id11" svg:d="M7573 10958v501l627-6h501">
          <text:p/>
        </draw:connector>
        <draw:connector draw:style-name="gr3" draw:text-style-name="P4" draw:layer="layout" draw:type="lines" draw:line-skew="1.066cm" svg:x1="7.573cm" svg:y1="10.958cm" svg:x2="10.471cm" svg:y2="12.024cm" draw:start-shape="id10" draw:start-glue-point="2" draw:end-shape="id12" draw:end-glue-point="2" svg:d="M7573 10958v1567h2898v-501">
          <text:p/>
        </draw:connector>
        <draw:line draw:style-name="gr3" draw:text-style-name="P4" draw:layer="layout" svg:x1="10.5cm" svg:y1="10.883cm" svg:x2="10.5cm" svg:y2="10.272cm">
          <text:p/>
        </draw:line>
        <draw:line draw:style-name="gr3" draw:text-style-name="P4" draw:layer="layout" svg:x1="9.3cm" svg:y1="10.884cm" svg:x2="9.3cm" svg:y2="10.273cm">
          <text:p/>
        </draw:line>
        <draw:rect draw:style-name="gr1" draw:text-style-name="P1" xml:id="id13" draw:id="id13" draw:layer="layout" svg:width="3.917cm" svg:height="0.741cm" svg:x="4.048cm" svg:y="8.453cm">
          <text:p text:style-name="P1">EncoderAttention(<text:span text:style-name="T1">X</text:span>)</text:p>
        </draw:rect>
        <draw:connector draw:style-name="gr3" draw:text-style-name="P4" draw:layer="layout" draw:type="line" svg:x1="6.006cm" svg:y1="9.194cm" svg:x2="7.573cm" svg:y2="9.815cm" draw:start-shape="id13" draw:start-glue-point="2" draw:end-shape="id10" draw:end-glue-point="0" svg:d="M6006 9194l1567 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8:50:45.85</meta:creation-date>
    <dc:date>2024-06-28T20:39:45.45</dc:date>
    <dc:creator>Loc Nguyen</dc:creator>
    <meta:editing-duration>PT1H48M55S</meta:editing-duration>
    <meta:editing-cycles>10</meta:editing-cycles>
    <meta:generator>OpenOffice/4.1.14$Win32 OpenOffice.org_project/4114m1$Build-9811</meta:generator>
    <meta:document-statistic meta:object-count="30"/>
  </office:meta>
</office:document-meta>
</file>